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3_14-14-58_000.jpg</text:p>
          </table:table-cell>
          <table:table-cell table:style-name="ce20" office:value-type="string">
            <text:p>:m 1*1 RES / JVEMV6 64#112_-- / 『戦中派の死生観』 著者=吉田満,校注=~ / p.299 / w:~,topic:聖書からの引用</text:p>
          </table:table-cell>
          <table:table-cell table:style-name="ce4"/>
          <table:table-cell table:style-name="ce4"/>
          <table:table-cell table:style-name="ce4" office:value-type="string">
            <text:p>N-35-35-28.738403 E-139-34-49.599609</text:p>
          </table:table-cell>
          <table:table-cell table:style-name="ce38" table:formula="of:=IF([.E2]=&quot;&quot;;[.C2];CONCATENATE([.C2];&quot; / &quot;;[.E2]))" office:value-type="string" office:string-value=":m 1*1 RES / JVEMV6 64#112_-- / 『戦中派の死生観』 著者=吉田満,校注=~ / p.299 / w:~,topic:聖書からの引用">
            <text:p>:m 1*1 RES / JVEMV6 64#112_-- / 『戦中派の死生観』 著者=吉田満,校注=~ / p.299 / w:~,topic:聖書からの引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3_15-26-49_000.jpg</text:p>
          </table:table-cell>
          <table:table-cell table:style-name="ce20" office:value-type="string">
            <text:p>:m RES #*# / free# JVEMV6 68#_15:s-1 / 68. theoretical-physics(tp) / w=densitized-triads;flat-space-metric;chiral-spin-connection;gauss-law;,topics=~,other=~,s=~,i=~,doc=r-1-2~1#8.2(en)</text:p>
          </table:table-cell>
          <table:table-cell table:style-name="ce4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3]=&quot;&quot;;[.C3];CONCATENATE([.C3];&quot; / &quot;;[.E3]))" office:value-type="string" office:string-value=":m RES #*# / free# JVEMV6 68#_15:s-1 / 68. theoretical-physics(tp) / w=densitized-triads;flat-space-metric;chiral-spin-connection;gauss-law;,topics=~,other=~,s=~,i=~,doc=r-1-2~1#8.2(en)">
            <text:p>:m RES #*# / free# JVEMV6 68#_15:s-1 / 68. theoretical-physics(tp) / w=densitized-triads;flat-space-metric;chiral-spin-connection;gauss-law;,topics=~,other=~,s=~,i=~,doc=r-1-2~1#8.2(en)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3_18-55-25_000.jpg</text:p>
          </table:table-cell>
          <table:table-cell table:style-name="ce20" office:value-type="string">
            <text:p>:m :篠笛,shinobue #*# / session-memo / s.1:todays-melody,genr=~,for=practice:smooth-breathing,key=G,tempo=~,R=1,i.f.=~,notes=G-D-F;pitch:1-5_-7f_</text:p>
          </table:table-cell>
          <table:table-cell table:style-name="ce19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4]=&quot;&quot;;[.C4];CONCATENATE([.C4];&quot; / &quot;;[.E4]))" office:value-type="string" office:string-value=":m :篠笛,shinobue #*# / session-memo / s.1:todays-melody,genr=~,for=practice:smooth-breathing,key=G,tempo=~,R=1,i.f.=~,notes=G-D-F;pitch:1-5_-7f_">
            <text:p>:m :篠笛,shinobue #*# / session-memo / s.1:todays-melody,genr=~,for=practice:smooth-breathing,key=G,tempo=~,R=1,i.f.=~,notes=G-D-F;pitch:1-5_-7f_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3_20-38-00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3_22-45-05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4_00-43-27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7]=&quot;&quot;;[.C7];CONCATENATE([.C7];&quot; / &quot;;[.E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4_04-06-54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4_04-07-05_000.jpg</text:p>
          </table:table-cell>
          <table:table-cell table:style-name="ce20" office:value-type="string">
            <text:p>:m やることリスト / steps / occasion=風呂出る～寝る / for=~, at=自室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9]=&quot;&quot;;[.C9];CONCATENATE([.C9];&quot; / &quot;;[.E9]))" office:value-type="string" office:string-value=":m やることリスト / steps / occasion=風呂出る～寝る / for=~, at=自室">
            <text:p>:m やることリスト / steps / occasion=風呂出る～寝る / for=~, at=自室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4_05-09-37_000.jpg</text:p>
          </table:table-cell>
          <table:table-cell table:style-name="ce20" office:value-type="string">
            <text:p>:m やることリスト / steps / occasion=用意：夕食：チンする / for=~, at=台所,other=事物の名前、記号を使っている</text:p>
          </table:table-cell>
          <table:table-cell table:style-name="ce17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8" table:formula="of:=IF([.E10]=&quot;&quot;;[.C10];CONCATENATE([.C10];&quot; / &quot;;[.E10]))" office:value-type="string" office:string-value=":m やることリスト / steps / occasion=用意：夕食：チンする / for=~, at=台所,other=事物の名前、記号を使っている">
            <text:p>:m やることリスト / steps / occasion=用意：夕食：チンする / for=~, at=台所,other=事物の名前、記号を使ってい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4_05-09-45_000.jpg</text:p>
          </table:table-cell>
          <table:table-cell table:style-name="ce18" office:value-type="string">
            <text:p>:m やることリスト / steps / occasion=用意：東和、朝 / for=~, at=台所</text:p>
          </table:table-cell>
          <table:table-cell table:style-name="ce17"/>
          <table:table-cell table:style-name="ce4"/>
          <table:table-cell table:style-name="ce4" office:value-type="string">
            <text:p>N-35-35-28.738403 E-139-34-49.489746</text:p>
          </table:table-cell>
          <table:table-cell table:style-name="ce38" table:formula="of:=IF([.E11]=&quot;&quot;;[.C11];CONCATENATE([.C11];&quot; / &quot;;[.E11]))" office:value-type="string" office:string-value=":m やることリスト / steps / occasion=用意：東和、朝 / for=~, at=台所">
            <text:p>:m やることリスト / steps / occasion=用意：東和、朝 / for=~, at=台所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4_05-10-05_000.jpg</text:p>
          </table:table-cell>
          <table:table-cell table:style-name="ce19" office:value-type="string">
            <text:p>:m / daylog メモ / partial / 2021-0613</text:p>
          </table:table-cell>
          <table:table-cell table:style-name="ce20"/>
          <table:table-cell table:style-name="ce4"/>
          <table:table-cell table:style-name="ce4" office:value-type="string">
            <text:p>N-35-35-28.738403 E-139-34-49.544677</text:p>
          </table:table-cell>
          <table:table-cell table:style-name="ce38" table:formula="of:=IF([.E12]=&quot;&quot;;[.C12];CONCATENATE([.C12];&quot; / &quot;;[.E12]))" office:value-type="string" office:string-value=":m / daylog メモ / partial / 2021-0613">
            <text:p>:m / daylog メモ / partial / 2021-061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4_05-23-30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出発時間</text:p>
          </table:table-cell>
          <table:table-cell table:style-name="ce17"/>
          <table:table-cell table:style-name="ce4"/>
          <table:table-cell table:style-name="ce4" office:value-type="string">
            <text:p>N-35-35-28.504943 E-139-34-49.654541</text:p>
          </table:table-cell>
          <table:table-cell table:style-name="ce38" table:formula="of:=IF([.E13]=&quot;&quot;;[.C13];CONCATENATE([.C13];&quot; / &quot;;[.E13]))" office:value-type="string" office:string-value=":m 東和 PHOTO / 210614m / 谷保駅 / 国立市富士見台二丁目新築計画 / １名 / 小川電気工事（新日本建設） / 出発時間">
            <text:p>:m 東和 PHOTO / 210614m / 谷保駅 / 国立市富士見台二丁目新築計画 / １名 / 小川電気工事（新日本建設） / 出発時間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14_19-09-12_000.jpg</text:p>
          </table:table-cell>
          <table:table-cell table:style-name="ce20" office:value-type="string">
            <text:p>:m :篠笛,shinobue #*# / session-memo / s.1:todays-melody,genr=~,for=practice:smooth-breathing,key=G,tempo=~,R=~,i.f.=~,notes=pitch:1-3-2-7f_~1-5_-7f_-2;1-5_-2_-7f_</text:p>
          </table:table-cell>
          <table:table-cell table:style-name="ce20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14]=&quot;&quot;;[.C14];CONCATENATE([.C14];&quot; / &quot;;[.E14]))" office:value-type="string" office:string-value=":m :篠笛,shinobue #*# / session-memo / s.1:todays-melody,genr=~,for=practice:smooth-breathing,key=G,tempo=~,R=~,i.f.=~,notes=pitch:1-3-2-7f_~1-5_-7f_-2;1-5_-2_-7f_">
            <text:p>:m :篠笛,shinobue #*# / session-memo / s.1:todays-melody,genr=~,for=practice:smooth-breathing,key=G,tempo=~,R=~,i.f.=~,notes=pitch:1-3-2-7f_~1-5_-7f_-2;1-5_-2_-7f_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14_20-49-51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779602 E-139-34-49.544677</text:p>
          </table:table-cell>
          <table:table-cell table:style-name="ce38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15_01-11-39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8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15_09-07-34_000.jpg</text:p>
          </table:table-cell>
          <table:table-cell table:style-name="ce18" office:value-type="string">
            <text:p>:m 記録 / お酒：飲んだ量</text:p>
          </table:table-cell>
          <table:table-cell table:style-name="ce18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17]=&quot;&quot;;[.C17];CONCATENATE([.C17];&quot; / &quot;;[.E17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15_09-34-53_000.jpg</text:p>
          </table:table-cell>
          <table:table-cell table:style-name="ce19" office:value-type="string">
            <text:p>:m やることリスト / steps / occasion=飲み物用意：スープ / for=~, at=台所,other=事物の名前、記号を使っている；動作の名前も、記号</text:p>
          </table:table-cell>
          <table:table-cell table:style-name="ce19"/>
          <table:table-cell table:style-name="ce4"/>
          <table:table-cell table:style-name="ce4" office:value-type="string">
            <text:p>N-35-35-28.765869 E-139-34-49.544677</text:p>
          </table:table-cell>
          <table:table-cell table:style-name="ce38" table:formula="of:=IF([.E18]=&quot;&quot;;[.C18];CONCATENATE([.C18];&quot; / &quot;;[.E18]))" office:value-type="string" office:string-value=":m やることリスト / steps / occasion=飲み物用意：スープ / for=~, at=台所,other=事物の名前、記号を使っている；動作の名前も、記号">
            <text:p>:m やることリスト / steps / occasion=飲み物用意：スープ / for=~, at=台所,other=事物の名前、記号を使っている；動作の名前も、記号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3_18-38-19_000.mp4</text:p>
          </table:table-cell>
          <table:table-cell table:style-name="ce17" office:value-type="string">
            <text:p>:VIDEO / @自室 / 記録 / jap.flute / 演奏、play / f-2021-0613-1 / genr=todays-melody,key=~,for=practice:high-low-notes,memo=~,tempo=~,Re~,R=1,notes=~,other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f-2021-0613-1 / genr=todays-melody,key=~,for=practice:high-low-notes,memo=~,tempo=~,Re~,R=1,notes=~,other=~">
            <text:p>:VIDEO / @自室 / 記録 / jap.flute / 演奏、play / f-2021-0613-1 / genr=todays-melody,key=~,for=practice:high-low-notes,memo=~,tempo=~,Re~,R=1,notes=~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5">2021/06/15</text:date>, <text:time>10:59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5T10:59:48.34</dc:date>
    <dc:creator>iwabuchi ken</dc:creator>
    <meta:editing-duration>P34DT9H9M54S</meta:editing-duration>
    <meta:editing-cycles>12698</meta:editing-cycles>
    <meta:document-statistic meta:table-count="1" meta:cell-count="374" meta:object-count="0"/>
  </office:meta>
</office:document-meta>
</file>